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7.89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261.64pt"/>
    </style:style>
    <style:style style:name="co4" style:family="table-column">
      <style:table-column-properties fo:break-before="auto" style:column-width="160.55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500.2pt"/>
    </style:style>
    <style:style style:name="co7" style:family="table-column">
      <style:table-column-properties fo:break-before="auto" style:column-width="1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ext-properties fo:font-style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A quoi ca sert?</text:p>
          </table:table-cell>
          <table:table-cell office:value-type="string" calcext:value-type="string">
            <text:p>qui peut y accéder?</text:p>
          </table:table-cell>
          <table:table-cell office:value-type="string" calcext:value-type="string">
            <text:p>URL utilisé</text:p>
          </table:table-cell>
          <table:table-cell office:value-type="string" calcext:value-type="string">
            <text:p>comment utilisé(get, post)</text:p>
          </table:table-cell>
          <table:table-cell office:value-type="string" calcext:value-type="string">
            <text:p>ajax?</text:p>
          </table:table-cell>
          <table:table-cell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ctualité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fficher les actualités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en db les actualités et affiche les trois plus réce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r la liste des actualité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news/news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cupère en db la liste de nos actualité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uter une actualité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news/news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code une nouvelle actualité et l’envoie vers notre 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ier ou supprimer une actualité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news/news/[NEW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l’actualité dans la db et puis renvoie sa modification ou sa suppres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duit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Affficher les catégories de nos produits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ategories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les catégorie en 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r les produits correspondant à la catégorie sélectionnée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ategorie/[CATEGORIE_ID]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en db les produits dont l’id correspond à la catégo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r la liste des catégorie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ategori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cupère en db la liste de nos catégo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uter une catégori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ategorie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code une nouvelle catégorie et l’envoie vers notre 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odifier ou supprimer</text:span> une catégori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ategorie/[CATEGORIE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la catégorie dans la db et puis renvoie sa modification ou sa suppr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r la liste des produit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produit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/>Recupère en db la liste de nos produ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uter des produit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produit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code un nouveau produit et l’envoie vers notre 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odifier ou supprimer</text:span> un produit</text:p>
          </table:table-cell>
          <table:table-cell office:value-type="string" calcext:value-type="string">
            <text:p>administrateur</text:p>
          </table:table-cell>
          <table:table-cell table:style-name="ce4" office:value-type="string" calcext:value-type="string">
            <text:p>/admin/produits/produit/[PRODUIT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le produit dans la db et puis renvoie sa modification ou sa suppr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r la liste des attribut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attribut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cupère en db la liste de nos attrib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uter un attribut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attribut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code un nouveau attribut et l’envoie vers notre 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odifier ou supprimer</text:span> un attribut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attribut/[ATTRIBUT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l’attribut dans la db et puis renvoie sa modification ou sa suppr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r la liste des valeur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valeur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cupère en db la liste de nos val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uter une valeur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valeur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code une nouvelle valeur et l’envoie vers notre 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odifier ou supprimer</text:span> une valeur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valeur/[VALEUR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la valeur dans la db et puis renvoie sa modification ou sa suppres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fo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Afficher la page de contact du site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contact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la page de contact sur le serveu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mmand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Afficher le panier du client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command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et l’affichage de la commande en cours de l’utilisateu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cupère les infos du panier au format json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ommande/detail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écupère les infos du panier au format j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ute ou met à jour la quantité d’un produit dans le panier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ommande/ajout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joute ou met à jour la quantité d’un produit dans le pa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iser la commande du client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ommande/finaliser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mande à l’utilisateur de confirmer sa commande et de remplir un formulaire qui sera envoyé vers le serv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r la liste des commande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ommand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en db la liste des commandes passé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uter une command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ommande/add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code une nouvelle commande et l’envoie vers notre 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ulter, modifier et/ou supprimer une command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ommande/[COMMANDE_ID]/chang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ère la commande dans la db et puis renvoie sa modification ou sa suppression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6:Sheet1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22:11:06.186423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8:44:50.848338025</meta:creation-date>
    <dc:date>2020-05-26T22:17:13.561604797</dc:date>
    <meta:editing-duration>PT2H3M21S</meta:editing-duration>
    <meta:editing-cycles>13</meta:editing-cycles>
    <meta:generator>LibreOffice/6.0.7.3$Linux_X86_64 LibreOffice_project/00m0$Build-3</meta:generator>
    <meta:document-statistic meta:table-count="1" meta:cell-count="166" meta:object-count="0"/>
  </office:meta>
</office:document-meta>
</file>